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tserrat1" svg:font-family="Montserrat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</office:font-face-decls>
  <office:automatic-styles>
    <style:style style:name="Table1" style:family="table">
      <style:table-properties style:width="24.606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9.1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Montserrat" style:font-name-asian="Montserrat2" style:font-name-complex="Montserrat2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2" style:font-name-complex="Montserrat2"/>
    </style:style>
    <style:style style:name="P4" style:family="paragraph" style:parent-style-name="Standard"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P8" style:family="paragraph" style:parent-style-name="Standard"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2" style:font-size-asian="14pt" style:font-name-complex="Montserrat2" style:font-size-complex="14pt"/>
    </style:style>
    <style:style style:name="P10" style:family="paragraph" style:parent-style-name="Standard">
      <style:paragraph-properties fo:line-height="100%" fo:orphans="0" fo:widows="0"/>
      <style:text-properties style:font-name="Montserrat" fo:font-weight="bold" style:font-name-asian="Montserrat2" style:font-weight-asian="bold" style:font-name-complex="Montserrat2"/>
    </style:style>
    <style:style style:name="P11" style:family="paragraph" style:parent-style-name="Standard">
      <style:text-properties fo:color="#666666" style:font-name="Montserrat" fo:font-size="12pt" style:font-name-asian="Montserrat2" style:font-size-asian="12pt" style:font-name-complex="Montserrat2" style:font-size-complex="12pt"/>
    </style:style>
    <style:style style:name="P12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2" style:font-size-asian="12pt" style:font-style-asian="italic" style:font-name-complex="Montserrat2" style:font-size-complex="12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00%" fo:orphans="0" fo:widows="0"/>
      <style:text-properties fo:font-variant="normal" fo:text-transform="none" fo:color="#2c3338" style:text-line-through-style="none" style:font-name="Montserrat" fo:font-size="12pt" fo:font-style="italic" style:text-underline-style="none" fo:font-weight="normal" style:text-blinking="false" fo:background-color="#ffffff" style:font-name-asian="Montserrat2" style:font-size-asian="12pt" style:font-style-asian="italic" style:font-name-complex="Montserrat2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2" style:font-size-asian="12pt" style:font-name-complex="Montserrat2" style:font-size-complex="12pt"/>
    </style:style>
    <style:style style:name="P16" style:family="paragraph" style:parent-style-name="Standard">
      <style:paragraph-properties loext:contextual-spacing="false" fo:margin-top="0.353cm" fo:margin-bottom="0cm" fo:line-height="100%"/>
    </style:style>
    <style:style style:name="P17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21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2" style:font-weight-asian="bold" style:font-name-complex="Montserrat2"/>
    </style:style>
    <style:style style:name="P22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2" style:font-size-asian="14pt" style:font-name-complex="Montserrat2" style:font-size-complex="14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2" style:font-size-asian="12pt" style:font-weight-asian="bold" style:font-name-complex="Montserrat2" style:font-size-complex="12pt"/>
    </style:style>
    <style:style style:name="P26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2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2" style:font-size-asian="12pt" style:font-name-complex="Montserrat2" style:font-size-complex="12pt"/>
    </style:style>
    <style:style style:name="P28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P2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1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2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</style:style>
    <style:style style:name="P34" style:family="paragraph" style:parent-style-name="Standard">
      <style:paragraph-properties fo:margin-left="1.27cm" fo:margin-right="0cm" fo:line-height="100%" fo:orphans="0" fo:widows="0" fo:text-indent="-0.635cm" style:auto-text-indent="false"/>
    </style:style>
    <style:style style:name="P35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37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38" style:family="paragraph" style:parent-style-name="Standard" style:list-style-name="WWNum7">
      <style:paragraph-properties fo:margin-left="0cm" fo:margin-right="0cm" fo:line-height="115%" fo:orphans="0" fo:widows="0" fo:text-indent="0cm" style:auto-text-indent="false"/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P39" style:family="paragraph" style:parent-style-name="Heading_20_2" style:list-style-name="WWNum3"/>
    <style:style style:name="P4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T1" style:family="text">
      <style:text-properties style:font-name="Montserrat" fo:font-size="12pt" style:font-name-asian="Montserrat2" style:font-size-asian="12pt" style:font-name-complex="Montserrat2" style:font-size-complex="12pt"/>
    </style:style>
    <style:style style:name="T2" style:family="text">
      <style:text-properties style:font-name="Montserrat" fo:font-size="12pt" fo:font-style="italic" style:font-name-asian="Montserrat2" style:font-size-asian="12pt" style:font-style-asian="italic" style:font-name-complex="Montserrat2" style:font-size-complex="12pt"/>
    </style:style>
    <style:style style:name="T3" style:family="text">
      <style:text-properties style:font-name="Montserrat" fo:font-size="12pt" fo:font-style="italic" style:text-underline-style="solid" style:text-underline-width="auto" style:text-underline-color="font-color" fo:font-weight="bold" style:font-name-asian="Montserrat2" style:font-size-asian="12pt" style:font-style-asian="italic" style:font-weight-asian="bold" style:font-name-complex="Montserrat2" style:font-size-complex="12pt" style:font-weight-complex="bold"/>
    </style:style>
    <style:style style:name="T4" style:family="text">
      <style:text-properties style:font-name="Montserrat" fo:font-size="12pt" fo:font-style="normal" fo:font-weight="bold" style:font-name-asian="Montserrat2" style:font-size-asian="12pt" style:font-style-asian="normal" style:font-weight-asian="bold" style:font-name-complex="Montserrat2" style:font-size-complex="12pt" style:font-style-complex="normal" style:font-weight-complex="bold"/>
    </style:style>
    <style:style style:name="T5" style:family="text">
      <style:text-properties style:font-name="Montserrat" fo:font-size="12pt" fo:font-style="normal" style:font-name-asian="Montserrat2" style:font-size-asian="12pt" style:font-style-asian="normal" style:font-name-complex="Montserrat2" style:font-size-complex="12pt" style:font-style-complex="normal"/>
    </style:style>
    <style:style style:name="T6" style:family="text">
      <style:text-properties style:font-name="Montserrat" fo:font-size="12pt" fo:font-style="normal" fo:font-weight="normal" style:font-name-asian="Montserrat2" style:font-size-asian="12pt" style:font-style-asian="normal" style:font-weight-asian="normal" style:font-name-complex="Montserrat2" style:font-size-complex="12pt" style:font-style-complex="normal" style:font-weight-complex="normal"/>
    </style:style>
    <style:style style:name="T7" style:family="text">
      <style:text-properties style:font-name="Montserrat" fo:font-size="12pt" fo:font-style="normal" style:text-underline-style="solid" style:text-underline-width="auto" style:text-underline-color="font-color" fo:font-weight="bold" style:font-name-asian="Montserrat2" style:font-size-asian="12pt" style:font-style-asian="normal" style:font-weight-asian="bold" style:font-name-complex="Montserrat2" style:font-size-complex="12pt" style:font-style-complex="normal" style:font-weight-complex="bold"/>
    </style:style>
    <style:style style:name="T8" style:family="text">
      <style:text-properties style:font-name="Montserrat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T9" style:family="text">
      <style:text-properties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T10" style:family="text">
      <style:text-properties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T11" style:family="text">
      <style:text-properties style:font-name="Montserrat" fo:font-size="12pt" style:text-underline-style="solid" style:text-underline-width="auto" style:text-underline-color="font-color" style:font-name-asian="Montserrat2" style:font-size-asian="12pt" style:font-name-complex="Montserrat2" style:font-size-complex="12pt"/>
    </style:style>
    <style:style style:name="T12" style:family="text">
      <style:text-properties fo:color="#000000" style:font-name="Montserrat" fo:font-size="12pt" style:text-underline-style="none" style:font-name-asian="Montserrat2" style:font-size-asian="12pt" style:font-name-complex="Montserrat2" style:font-size-complex="12pt"/>
    </style:style>
    <style:style style:name="T13" style:family="text">
      <style:text-properties fo:color="#000000" style:font-name="Montserrat" fo:font-size="12pt" style:font-name-asian="Montserrat2" style:font-size-asian="12pt" style:font-name-complex="Montserrat2" style:font-size-complex="12pt"/>
    </style:style>
    <style:style style:name="T14" style:family="text">
      <style:text-properties fo:color="#000000" style:font-name="Montserrat" fo:font-size="12pt" fo:font-weight="normal" style:font-name-asian="Montserrat2" style:font-size-asian="12pt" style:font-weight-asian="normal" style:font-name-complex="Montserrat2" style:font-size-complex="12pt" style:font-weight-complex="normal"/>
    </style:style>
    <style:style style:name="T15" style:family="text">
      <style:text-properties fo:color="#000000" style:font-name="Montserrat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T16" style:family="text">
      <style:text-properties fo:color="#000000" style:font-name="Montserrat" fo:font-size="12pt" style:text-underline-style="solid" style:text-underline-width="auto" style:text-underline-color="font-color" fo:font-weight="bold" style:font-name-asian="Montserrat2" style:font-size-asian="12pt" style:font-weight-asian="bold" style:font-name-complex="Montserrat2" style:font-size-complex="12pt" style:font-weight-complex="bold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plk5899mvlqq"/></text:p>
      <text:p text:style-name="P21"><text:bookmark text:name="_1jgtpi0w9ri"/>Spécifications techniques</text:p>
      <text:p text:style-name="P9">[MenuMaker + QWENTA]</text:p>
      <text:p text:style-name="P3"/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Auteur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pprobation </text:p>
          </table:table-cell>
        </table:table-row>
        <table:table-row table:style-name="Table1.1">
          <table:table-cell table:style-name="Table1.A2" office:value-type="string">
            <text:p text:style-name="P6">1.0</text:p>
          </table:table-cell>
          <table:table-cell table:style-name="Table1.A2" office:value-type="string">
            <text:p text:style-name="P6">Alexis</text:p>
          </table:table-cell>
          <table:table-cell table:style-name="Table1.C2" office:value-type="date" office:date-value="2025-06-11">
            <text:p text:style-name="P6">11/06/25</text:p>
          </table:table-cell>
          <table:table-cell table:style-name="Table1.A2" office:value-type="string">
            <text:p text:style-name="P6">Soufiane</text:p>
          </table:table-cell>
        </table:table-row>
      </table:table>
      <text:p text:style-name="P4"/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09jm82qlgst" text:style-name="Index_20_Link" text:visited-style-name="Index_20_Link"><text:span text:style-name="T12">I. Choix technologiques<text:tab/></text:span></text:a><text:span text:style-name="T1">2</text:span></text:p>
          <text:p text:style-name="P17"><text:a xlink:type="simple" xlink:href="#_ex0md8td8283" text:style-name="Index_20_Link" text:visited-style-name="Index_20_Link"><text:span text:style-name="T12">II. Liens avec le back-end<text:tab/></text:span></text:a><text:span text:style-name="T1">3</text:span></text:p>
          <text:p text:style-name="P18"><text:a xlink:type="simple" xlink:href="#_a61v3uh5vs19" text:style-name="Index_20_Link" text:visited-style-name="Index_20_Link"><text:span text:style-name="T12">III. Préconisations concernant le domaine et l’hébergement<text:tab/></text:span></text:a><text:span text:style-name="T1">3</text:span></text:p>
          <text:p text:style-name="P17"><text:a xlink:type="simple" xlink:href="#_n56najuvb5ys" text:style-name="Index_20_Link" text:visited-style-name="Index_20_Link"><text:span text:style-name="T12">IV. Accessibilité<text:tab/></text:span></text:a><text:span text:style-name="T1">3</text:span></text:p>
          <text:p text:style-name="P17"><text:a xlink:type="simple" xlink:href="#_l80x4g9stizp" text:style-name="Index_20_Link" text:visited-style-name="Index_20_Link"><text:span text:style-name="T12">V. Recommandations en termes de sécurité<text:tab/></text:span></text:a><text:span text:style-name="T1">3</text:span></text:p>
          <text:p text:style-name="P17"><text:a xlink:type="simple" xlink:href="#_vbbknpfyus5o" text:style-name="Index_20_Link" text:visited-style-name="Index_20_Link"><text:span text:style-name="T12">VI. Maintenance du site et futures mises à jour<text:tab/></text:span></text:a><text:span text:style-name="T1">4</text:span></text:p>
        </text:index-body>
      </text:table-of-content>
      <text:p text:style-name="P15"/>
      <text:p text:style-name="P15"/>
      <text:p text:style-name="P15"/>
      <text:p text:style-name="P11"/>
      <text:p text:style-name="P11"><text:soft-page-break/></text:p>
      <text:list xml:id="list8262769481795190721" text:style-name="WWNum3">
        <text:list-item>
          <text:p text:style-name="P39"><text:bookmark text:name="_409jm82qlgst"/>Choix technologiques</text:p>
        </text:list-item>
      </text:list>
      <text:p text:style-name="P5"/>
      <text:list xml:id="list2846217364465662677" text:style-name="WWNum4">
        <text:list-item>
          <text:p text:style-name="P29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Besoin </text:p>
          </table:table-cell>
          <table:table-cell table:style-name="Table2.A1" office:value-type="string">
            <text:p text:style-name="P10">Contraintes</text:p>
          </table:table-cell>
          <table:table-cell table:style-name="Table2.A1" office:value-type="string">
            <text:p text:style-name="P10">Solution</text:p>
          </table:table-cell>
          <table:table-cell table:style-name="Table2.A1" office:value-type="string">
            <text:p text:style-name="P10">Description de la solution</text:p>
          </table:table-cell>
          <table:table-cell table:style-name="Table2.A1" office:value-type="string">
            <text:p text:style-name="P10">Justification (2 arguments)</text:p>
          </table:table-cell>
        </table:table-row>
        <table:table-row table:style-name="Table2.1">
          <table:table-cell table:style-name="Table2.A2" office:value-type="string">
            <text:p text:style-name="P7">Landing page</text:p>
          </table:table-cell>
          <table:table-cell table:style-name="Table2.A2" office:value-type="string">
            <text:p text:style-name="P7">Il s'agit sur cette page de faire une présentation du service, de donner quelques exemples de menus et de tarifs ainsi que de permettre à l'utilisateur de s'inscrire/se connecter. <text:s/></text:p>
          </table:table-cell>
          <table:table-cell table:style-name="Table2.A2" office:value-type="string">
            <text:p text:style-name="P7">- <text:span text:style-name="Strong_20_Emphasis">React.js</text:span> pour le front-end. <text:line-break/>- <text:span text:style-name="Strong_20_Emphasis">React Router</text:span> pour la navigation.</text:p>
            <text:p text:style-name="P7">- <text:span text:style-name="Strong_20_Emphasis">Multer</text:span> pour gestion des fichiers uploadés.</text:p>
          </table:table-cell>
          <table:table-cell table:style-name="Table2.A2" office:value-type="string">
            <text:p text:style-name="P12">React est souvent utilisée pour construire des applications web dynamiques et performantes, en facilitant la ré-utilisabilité<text:span text:style-name="Strong_20_Emphasis"> des composants</text:span>. <text:line-break/>Multer permet de gérer et stocker les fichiers (images notamment)</text:p>
          </table:table-cell>
          <table:table-cell table:style-name="Table2.A2" office:value-type="string">
            <text:p text:style-name="P7">- Performance et rapidité d'affichage. <text:line-break/>- Chargement fluide des pages. </text:p>
          </table:table-cell>
        </table:table-row>
        <table:table-row table:style-name="Table2.1">
          <table:table-cell table:style-name="Table2.A2" office:value-type="string">
            <text:p text:style-name="P7">Connexion et validation email</text:p>
          </table:table-cell>
          <table:table-cell table:style-name="Table2.A2" office:value-type="string">
            <text:p text:style-name="P7">Il faut s'assurer de la sécurisation de la connexion des utilisateurs.</text:p>
          </table:table-cell>
          <table:table-cell table:style-name="Table2.A2" office:value-type="string">
            <text:p text:style-name="Standard">- <text:span text:style-name="Strong_20_Emphasis"><text:span text:style-name="T2">JWT + bcrypt</text:span></text:span> <text:span text:style-name="T2">pour l'authentification. </text:span><text:line-break/></text:p>
          </table:table-cell>
          <table:table-cell table:style-name="Table2.A2" office:value-type="string">
            <text:p text:style-name="P14">JWT permet des sessions sécurisées sans état et bcrypt garantit le hashage des mots de passe pour plus de sécurité. </text:p>
            <text:p text:style-name="P14">- Sécurisation des sessions sans stocker d'infos sensibles sur le client. <text:line-break/>- Protection contre les attaques de type brute force et interception de mots de passe. </text:p>
            <text:p text:style-name="P14"/>
          </table:table-cell>
          <table:table-cell table:style-name="Table2.A2" office:value-type="string">
            <text:p text:style-name="P7">- Sécurisation des sessions sans stocker d'infos sensibles sur le client.<text:line-break/>- Protection contre les attaques de type brute force et interception de mots de passe. </text:p>
          </table:table-cell>
        </table:table-row>
        <text:soft-page-break/>
        <table:table-row table:style-name="Table2.1">
          <table:table-cell table:style-name="Table2.A2" office:value-type="string">
            <text:p text:style-name="P7">Dashboard</text:p>
          </table:table-cell>
          <table:table-cell table:style-name="Table2.A2" office:value-type="string">
            <text:p text:style-name="P7">Page d'accueil de l'utilisateur connecté à l'application. L'utilisateur doit pouvoir consulter ses données (restaurant, menu existant...) et pouvoir en un clic créer un nouveau menu ou diffuser/imprimer un menu existant. La page doit également compter une rubrique « Aller plus loin » permettant de rediriger vers des pages conseils. </text:p>
          </table:table-cell>
          <table:table-cell table:style-name="Table2.A2" office:value-type="string">
            <text:p text:style-name="P13">- <text:span text:style-name="Strong_20_Emphasis"><text:span text:style-name="T2">MongoDB</text:span></text:span> <text:span text:style-name="T2">pour stocker les menus de l’utilisateur. </text:span><text:line-break/>- <text:span text:style-name="Strong_20_Emphasis"><text:span text:style-name="T2">Multer</text:span></text:span> <text:span text:style-name="T2">pour les images.</text:span></text:p>
            <text:p text:style-name="P13">- <text:span text:style-name="Strong_20_Emphasis"><text:span text:style-name="T2">React-router </text:span></text:span><text:span text:style-name="T2">pour la navigation. </text:span></text:p>
          </table:table-cell>
          <table:table-cell table:style-name="Table2.A2" office:value-type="string">
            <text:p text:style-name="P14">MongoDB permet de centraliser et stocker toutes les informations liées aux menus de l’utilisateur. <text:line-break/>React Router gère la navigation fluide entre les différentes pages. </text:p>
          </table:table-cell>
          <table:table-cell table:style-name="Table2.A2" office:value-type="string">
            <text:p text:style-name="P7">- Centralisation des données utilisateurs et de leurs menus. </text:p>
            <text:p text:style-name="P7"><text:line-break/>- Accompagner les utilisateurs peu à l'aise avec la création ou la diffusion de leurs menus </text:p>
          </table:table-cell>
        </table:table-row>
        <table:table-row table:style-name="Table2.1">
          <table:table-cell table:style-name="Table2.A5" office:value-type="string">
            <text:p text:style-name="P7">Création d'un menu avec ajout de catégories et plats </text:p>
          </table:table-cell>
          <table:table-cell table:style-name="Table2.A5" office:value-type="string">
            <text:p text:style-name="P7">L'ajout d'une catégorie (Ex : "Entrées") doit être possible directement depuis l'écran de création de menu via une modale. <text:line-break/>Une fois la catégorie créée, l'utilisateur doit pouvoir ajouter des plats dans celle-ci via une autre modale. <text:s/></text:p>
          </table:table-cell>
          <table:table-cell table:style-name="Table2.A5" office:value-type="string">
            <text:p text:style-name="P13">- <text:span text:style-name="Strong_20_Emphasis">React Modal</text:span> pour la pop-up d'ajout de catégories et de plats. <text:line-break/>- <text:span text:style-name="Strong_20_Emphasis">MongoDB</text:span> pour stocker les catégories et les plats.</text:p>
            <text:p text:style-name="P13">- <text:span text:style-name="Strong_20_Emphasis"><text:span text:style-name="T2">Multer</text:span></text:span><text:span text:style-name="T2"> pour gérer les images (icône et plats).<text:line-break/>- </text:span><text:span text:style-name="Strong_20_Emphasis"><text:span text:style-name="T2">Context API)</text:span></text:span><text:span text:style-name="T2"> pour suivre l’état des modifications.</text:span></text:p>
            <text:p text:style-name="P7"/>
            <text:p text:style-name="P13"/>
          </table:table-cell>
          <table:table-cell table:style-name="Table2.A5" office:value-type="string">
            <text:p text:style-name="P7">React Modal permet une intégration fluide et accessible des pop-ups pour ajouter des catégories et plats. <text:line-break/>Multer optimise le stockage et la gestion des images pour éviter de surcharger le serveur. </text:p>
          </table:table-cell>
          <table:table-cell table:style-name="Table2.A5" office:value-type="string">
            <text:p text:style-name="P13">-<text:span text:style-name="T2"> Cohérent avec le choix de React, et solution éprouvée. </text:span></text:p>
            <text:p text:style-name="P7"><text:line-break/>- Expérience utilisateur fluide et intuitive. </text:p>
          </table:table-cell>
        </table:table-row>
        <text:soft-page-break/>
        <table:table-row table:style-name="Table2.1">
          <table:table-cell table:style-name="Table2.A5" office:value-type="string">
            <text:p text:style-name="P7">Personnalisation des polices et des couleurs </text:p>
          </table:table-cell>
          <table:table-cell table:style-name="Table2.A5" office:value-type="string">
            <text:p text:style-name="P7">L'utilisateur doit pouvoir choisir : <text:line-break/>- Une police personnalisée pour le menu. <text:line-break/>- Une couleur dominante. <text:line-break/>- Une mise en page (1 colonne ou 2 colonnes). </text:p>
          </table:table-cell>
          <table:table-cell table:style-name="Table2.A5" office:value-type="string">
            <text:p text:style-name="P13">-<text:span text:style-name="T2"> </text:span><text:span text:style-name="Strong_20_Emphasis"><text:span text:style-name="T2">Context API</text:span></text:span><text:span text:style-name="T2"> + </text:span><text:span text:style-name="Strong_20_Emphasis"><text:span text:style-name="T2">Local Storage </text:span></text:span><text:span text:style-name="T2">pour stocker les préférences utilisateur. <text:line-break/>- </text:span><text:span text:style-name="Strong_20_Emphasis"><text:span text:style-name="T2">CSS SASS</text:span></text:span><text:span text:style-name="T2"> pour l’application dynamique des couleurs et des styles.</text:span> </text:p>
          </table:table-cell>
          <table:table-cell table:style-name="Table2.A5" office:value-type="string">
            <text:p text:style-name="P7">Context API et Local Storage permettent d’enregistrer instantanément les préférences utilisateur sans rechargement. <text:line-break/>CSS SASS applique dynamiquement les styles. </text:p>
          </table:table-cell>
          <table:table-cell table:style-name="Table2.A5" office:value-type="string">
            <text:p text:style-name="P7">- Enregistrement instantané des préférences sans requête externe. </text:p>
            <text:p text:style-name="P13"><text:line-break/><text:span text:style-name="T2">- Permet un rendu immédiat sans recharger la page. </text:span></text:p>
          </table:table-cell>
        </table:table-row>
        <table:table-row table:style-name="Table2.1">
          <table:table-cell table:style-name="Table2.A5" office:value-type="string">
            <text:p text:style-name="P7">Diffusion des menus </text:p>
          </table:table-cell>
          <table:table-cell table:style-name="Table2.A5" office:value-type="string">
            <text:p text:style-name="P7">- Export en PDF. <text:line-break/>- Partage sur Instagram. <text:line-break/>- Diffusion via Deliveroo. <text:s/></text:p>
          </table:table-cell>
          <table:table-cell table:style-name="Table2.A5" office:value-type="string">
            <text:p text:style-name="P13"><text:span text:style-name="T2">- </text:span><text:span text:style-name="Strong_20_Emphasis"><text:span text:style-name="T2">Puppeteer</text:span></text:span><text:span text:style-name="T2"> pour export PDF. <text:line-break/>- </text:span><text:span text:style-name="Strong_20_Emphasis"><text:span text:style-name="T2">HTML2Canvas</text:span></text:span><text:span text:style-name="T2"> pour l’image à partager. <text:line-break/>- </text:span><text:span text:style-name="Strong_20_Emphasis"><text:span text:style-name="T2">QR Code React</text:span></text:span><text:span text:style-name="T2"> pour le lien de menu. </text:span></text:p>
          </table:table-cell>
          <table:table-cell table:style-name="Table2.A5" office:value-type="string">
            <text:p text:style-name="P7">Puppeteer permet de générer un fichier PDF fidèle à la mise en page. <text:line-break/>HTML2Canvas capture le menu en image pour un partage facile sur les réseaux sociaux. </text:p>
          </table:table-cell>
          <table:table-cell table:style-name="Table2.A5" office:value-type="string">
            <text:p text:style-name="P7">- Multiples formats pour répondre aux besoins des restaurateurs. </text:p>
            <text:p text:style-name="P7"><text:line-break/>- Permet d’élargir la visibilité des menus en ligne. </text:p>
          </table:table-cell>
        </table:table-row>
        <table:table-row table:style-name="Table2.1">
          <table:table-cell table:style-name="Table2.A5" office:value-type="string">
            <text:p text:style-name="P7">Gestion des menus existants</text:p>
          </table:table-cell>
          <table:table-cell table:style-name="Table2.A5" office:value-type="string">
            <text:p text:style-name="P7">L’utilisateur doit pouvoir modifier ou supprimer ses menus enregistrés. </text:p>
          </table:table-cell>
          <table:table-cell table:style-name="Table2.A5" office:value-type="string">
            <text:p text:style-name="P13"><text:span text:style-name="T2">- </text:span><text:span text:style-name="Strong_20_Emphasis"><text:span text:style-name="T2">CRUD API (Express.js + MongoDB)</text:span></text:span><text:span text:style-name="T2"> pour gérer les menus. </text:span></text:p>
          </table:table-cell>
          <table:table-cell table:style-name="Table2.A5" office:value-type="string">
            <text:p text:style-name="P7">Express.js facilite la gestion des opérations CRUD (Create, Read, Update, Delete) en back-end. <text:line-break/>MongoDB stocke les données des menus et permet de les modifier facilement. </text:p>
          </table:table-cell>
          <table:table-cell table:style-name="Table2.A5" office:value-type="string">
            <text:p text:style-name="P7">- Permet une gestion fluide et rapide des menus existants. </text:p>
            <text:p text:style-name="P7"><text:line-break/>- Maintient une organisation efficace des menus créés. </text:p>
          </table:table-cell>
        </table:table-row>
      </table:table>
      <text:p text:style-name="P6"/>
      <text:p text:style-name="P6"/>
      <text:p text:style-name="P6"/>
      <text:p text:style-name="P20"/>
      <text:list xml:id="list33763792" text:continue-list="list8262769481795190721" text:style-name="WWNum3">
        <text:list-item>
          <text:p text:style-name="P40"><text:bookmark text:name="_ex0md8td8283"/><text:soft-page-break/>Liens avec le back-end </text:p>
        </text:list-item>
      </text:list>
      <text:p text:style-name="P6"/>
      <text:list xml:id="list4183808886140944706" text:style-name="WWNum6">
        <text:list-item>
          <text:p text:style-name="P32"><text:span text:style-name="T10">Quel langage pour le serveur </text:span><text:span text:style-name="T3">:</text:span><text:span text:style-name="T10"> </text:span><text:span text:style-name="T7">NodeJS</text:span><text:span text:style-name="T3"> + </text:span><text:span text:style-name="T7">Express<text:line-break/></text:span><text:span text:style-name="T4"><text:line-break/></text:span><text:span text:style-name="Strong_20_Emphasis"><text:span text:style-name="T4">Pourquoi Node.js et Express.js ?</text:span></text:span><text:span text:style-name="T6"><text:line-break/>&gt; </text:span><text:span text:style-name="Strong_20_Emphasis"><text:span text:style-name="T6">Performance et scalabilité </text:span></text:span><text:span text:style-name="T6">: Node.js est </text:span><text:span text:style-name="Strong_20_Emphasis"><text:span text:style-name="T6">asynchrone et non bloquant</text:span></text:span><text:span text:style-name="T6">, idéal pour gérer plusieurs requêtes simultanément.<text:line-break/>&gt; </text:span><text:span text:style-name="Strong_20_Emphasis"><text:span text:style-name="T6">Express.js est léger et modulaire</text:span></text:span><text:span text:style-name="T6">, permettant une mise en place rapide des routes API.<text:line-break/>&gt; </text:span><text:span text:style-name="Strong_20_Emphasis"><text:span text:style-name="T6">Écosystème riche </text:span></text:span><text:span text:style-name="T6">: Large choix de bibliothèques pour l’authentification (JWT), la gestion des fichiers (Multer), la sécurité (Helmet, CORS).<text:line-break/>&gt; </text:span><text:span text:style-name="Strong_20_Emphasis"><text:span text:style-name="T6">Full JavaScript </text:span></text:span><text:span text:style-name="T6">: Utiliser le même langage en </text:span><text:span text:style-name="Strong_20_Emphasis"><text:span text:style-name="T6">front-end (React) et back-end (Node.js)</text:span></text:span><text:span text:style-name="T6"> facilite le développement.<text:line-break/></text:span></text:p>
          <text:p text:style-name="P32"><text:span text:style-name="Strong_20_Emphasis"><text:span text:style-name="T8">Technologies utilisées dans le serveur back-end : </text:span></text:span></text:p>
          <text:p text:style-name="P32"><text:span text:style-name="Strong_20_Emphasis"><text:span text:style-name="T9">&gt; Express.js </text:span></text:span><text:span text:style-name="T9">: Framework léger pour gérer les routes et requêtes HTTP. </text:span></text:p>
          <text:p text:style-name="P32"><text:span text:style-name="Strong_20_Emphasis"><text:span text:style-name="T9">&gt; Mongoose </text:span></text:span><text:span text:style-name="T9">: ORM pour faciliter l’interaction avec MongoDB. </text:span></text:p>
          <text:p text:style-name="P32"><text:span text:style-name="Strong_20_Emphasis"><text:span text:style-name="T9">&gt; JWT + bcrypt </text:span></text:span><text:span text:style-name="T9">: Sécurisation des utilisateurs et sessions. </text:span></text:p>
          <text:p text:style-name="P32"><text:span text:style-name="Strong_20_Emphasis"><text:span text:style-name="T9">&gt; Multer :</text:span></text:span><text:span text:style-name="T9"> Gestion des fichiers et stockage des images des menus.</text:span><text:span text:style-name="T4"><text:line-break/></text:span></text:p>
        </text:list-item>
        <text:list-item>
          <text:p text:style-name="P32"><text:span text:style-name="T10">API : Endpoints CRUD pour la gestion des menus<text:line-break/></text:span><text:span text:style-name="T1"><text:line-break/></text:span><text:span text:style-name="Strong_20_Emphasis"><text:span text:style-name="T8">Les fonctionnalités principales exposées via l’API :</text:span></text:span><text:span text:style-name="T9"><text:line-break/>➡️&gt; </text:span><text:span text:style-name="Strong_20_Emphasis"><text:span text:style-name="T9">Créer, lire, modifier et supprimer des menus et des plats</text:span></text:span><text:span text:style-name="T9"> (CRUD).<text:line-break/>➡️&gt; </text:span><text:span text:style-name="Strong_20_Emphasis"><text:span text:style-name="T9">Gérer l’authentification et les permissions</text:span></text:span><text:span text:style-name="T9"> des utilisateurs.<text:line-break/>➡️&gt; </text:span><text:span text:style-name="Strong_20_Emphasis"><text:span text:style-name="T9">Générer des fichiers exportables</text:span></text:span><text:span text:style-name="T9"> (PDF, QR Code) via des services dédiés.</text:span><text:span text:style-name="T1"> <text:line-break/><text:line-break/></text:span><text:span text:style-name="Strong_20_Emphasis"><text:span text:style-name="T8">Sécurisation des endpoints</text:span></text:span><text:span text:style-name="Strong_20_Emphasis"><text:span text:style-name="T9"><text:line-break/>&gt; Middleware JWT : Vérifie si l’utilisateur est connecté avant d’accéder aux menus.<text:line-break/>&gt; Vérification des permissions : Seul le propriétaire peut modifier ou supprimer son menu<text:line-break/></text:span></text:span><text:span text:style-name="T1"><text:line-break/></text:span></text:p>
        </text:list-item>
        <text:list-item>
          <text:p text:style-name="P32"><text:soft-page-break/><text:span text:style-name="T10">Base de données choisie : </text:span><text:span text:style-name="T3">MongoDB<text:line-break/></text:span><text:span text:style-name="T2"><text:line-break/></text:span><text:span text:style-name="Strong_20_Emphasis"><text:span text:style-name="T4">Pourquoi MongoDB ?</text:span></text:span><text:span text:style-name="T6"><text:line-break/>&gt; F</text:span><text:span text:style-name="Strong_20_Emphasis"><text:span text:style-name="T6">lexibilité du modèle de données </text:span></text:span><text:span text:style-name="T6">: Chaque menu peut avoir un nombre variable de </text:span><text:span text:style-name="Strong_20_Emphasis"><text:span text:style-name="T6">catégories et de plats</text:span></text:span><text:span text:style-name="T6">, ce qui est plus adapté qu’un modèle relationnel (SQL).<text:line-break/>&gt; </text:span><text:span text:style-name="Strong_20_Emphasis"><text:span text:style-name="T6">Scalabilité </text:span></text:span><text:span text:style-name="T6">: Adapté aux applications en croissance, avec une gestion performante des requêtes.<text:line-break/>&gt; </text:span><text:span text:style-name="Strong_20_Emphasis"><text:span text:style-name="T6">Stockage natif des documents JSON</text:span></text:span><text:span text:style-name="T6"> → Intégration fluide avec Express.js et React.js. <text:line-break/><text:line-break/></text:span><text:span text:style-name="Strong_20_Emphasis"><text:span text:style-name="T5">Avantages de MongoDB pour Menu Maker</text:span></text:span><text:span text:style-name="T6"><text:line-break/>&gt; </text:span><text:span text:style-name="Strong_20_Emphasis"><text:span text:style-name="T6">Gestion flexible des menus, catégories et plats sans relations complexes.</text:span></text:span><text:span text:style-name="T6"><text:line-break/>&gt; </text:span><text:span text:style-name="Strong_20_Emphasis"><text:span text:style-name="T6">Facilité d’évolution (ajout de champs sans modifier la structure existante).</text:span></text:span><text:span text:style-name="T6"><text:line-break/>&gt; </text:span><text:span text:style-name="Strong_20_Emphasis"><text:span text:style-name="T6">Stockage optimisé des images et ressources associées.</text:span></text:span><text:span text:style-name="T6"> <text:line-break/></text:span></text:p>
        </text:list-item>
      </text:list>
      <text:p text:style-name="P8"/>
      <text:list xml:id="list33769344" text:continue-list="list33763792" text:style-name="WWNum3">
        <text:list-item>
          <text:p text:style-name="P39"><text:bookmark text:name="_a61v3uh5vs19"/>Préconisations concernant le domaine et l’hébergement</text:p>
        </text:list-item>
      </text:list>
      <text:p text:style-name="P6"/>
      <text:list xml:id="list30866020932014909" text:style-name="WWNum7">
        <text:list-item>
          <text:p text:style-name="P30">Nom du domaine : sous-domaine de Qwenta</text:p>
          <text:p text:style-name="P38"/>
        </text:list-item>
        <text:list-item>
          <text:p text:style-name="P26"><text:span text:style-name="T22">Nom de l’hébergement : OVH et IONOS</text:span> <text:line-break/><text:line-break/>Ce sont des fournisseurs d'hébergement reconnus avec des offres adaptées, avec des offres adaptées aux applications web : <text:line-break/>- OVH est avantageux pour les performances, les bases données managées (lien avec MongoDB) et l'évolutivité mais peut-être compliqué à prendre en main. <text:line-break/>- IONOS est plus simple à prendre en main et a un service client réactif mais dispose de moins d'options qu'OVH pour des besoins techniques. <text:line-break/></text:p>
        </text:list-item>
        <text:list-item>
          <text:p text:style-name="P33"><text:span text:style-name="T10">Adresses e-mail</text:span><text:span text:style-name="T1"> <text:line-break/><text:line-break/></text:span><text:soft-page-break/><text:span text:style-name="T8">Elles sont nécessaires pour : </text:span><text:span text:style-name="T1"><text:line-break/>&gt; les notifications automatiques (confirmation d'inscription, réinitialisation de mot de passe, notification de modification de menu)<text:line-break/>&gt; le support client pour permettre aux utilisateurs de contacter l'équipe technique<text:line-break/>Pour envoyer ces e-mails, nous pouvons envisager un service SMTP intégré (via OVH ou IONOS) pour la facilité à configurer et pour l'absence de dépendance externe (solution native). </text:span><text:line-break/></text:p>
        </text:list-item>
      </text:list>
      <text:p text:style-name="P19"/>
      <text:list xml:id="list33759243" text:continue-list="list33769344" text:style-name="WWNum3">
        <text:list-item>
          <text:p text:style-name="P41"><text:bookmark text:name="_n56najuvb5ys"/>Accessibilité<text:line-break/></text:p>
        </text:list-item>
      </text:list>
      <text:list xml:id="list6379012380699643639" text:style-name="WWNum1">
        <text:list-item>
          <text:p text:style-name="P31">Compatibilité navigateur : Chrome, Safari, Edge et Firefox en priorité </text:p>
          <text:p text:style-name="P27"/>
        </text:list-item>
        <text:list-item>
          <text:p text:style-name="P27"><text:span text:style-name="T22">Types d’appareils : Desktop uniquement, à la demande du client</text:span> </text:p>
          <text:p text:style-name="P27"/>
        </text:list-item>
        <text:list-item>
          <text:p text:style-name="P27"><text:span text:style-name="T22">Outils de vérification : WAVE pour le respect des standards d'accessibilité </text:span><text:line-break/></text:p>
        </text:list-item>
      </text:list>
      <text:p text:style-name="P5"/>
      <text:list xml:id="list33752228" text:continue-list="list33759243" text:style-name="WWNum3">
        <text:list-item>
          <text:p text:style-name="P41"><text:bookmark text:name="_l80x4g9stizp"/>Recommandations en termes de sécurité<text:line-break/></text:p>
        </text:list-item>
      </text:list>
      <text:list xml:id="list5765137451816430446" text:style-name="WWNum5">
        <text:list-item>
          <text:p text:style-name="P35"><text:span text:style-name="T10">Authentification JWT + bcrypt<text:line-break/></text:span><text:span text:style-name="T1"><text:line-break/></text:span><text:span text:style-name="T8">Pourquoi JWT ? </text:span><text:span text:style-name="T1">: <text:line-break/></text:span><text:span text:style-name="T9">&gt; </text:span><text:span text:style-name="Strong_20_Emphasis"><text:span text:style-name="T9">Sécurisé :</text:span></text:span><text:span text:style-name="T9"> chaque utilisateur reçoit un </text:span><text:span text:style-name="Strong_20_Emphasis"><text:span text:style-name="T9">token signé</text:span></text:span><text:span text:style-name="T9"> après connexion, stcoké dans le local storage (et non pas côté serveur).<text:line-break/>&gt; « </text:span><text:span text:style-name="Strong_20_Emphasis"><text:span text:style-name="T9">Stateless and scalable » :</text:span></text:span><text:span text:style-name="T9"> le serveur ne gère pas l’état des utilisateurs, idéal pour une API REST performante.<text:line-break/>&gt; </text:span><text:span text:style-name="Strong_20_Emphasis"><text:span text:style-name="T9">Expiration configurable </text:span></text:span><text:span text:style-name="T9">: Les tokens JWT peuvent expirer et être renouvelés pour éviter les accès prolongés non autorisés. <text:line-break/>Pourquoi bcrypt ? : <text:line-break/>&gt; </text:span><text:span text:style-name="Strong_20_Emphasis"><text:span text:style-name="T9">Protection contre les attaques par force brute </text:span></text:span><text:span text:style-name="T9">: bcrypt applique un "salt" avant de chiffrer, rendant les mots de passe uniques même s’ils sont identiques.<text:line-break/>&gt; </text:span><text:span text:style-name="Strong_20_Emphasis"><text:span text:style-name="T9">Délai volontairement rallongé </text:span></text:span><text:span text:style-name="T9">: La fonction bcrypt prend du temps à s’exécuter, rendant les attaques massives (brute force, rainbow table) moins efficaces. </text:span></text:p>
          <text:p text:style-name="P35"><text:soft-page-break/><text:span text:style-name="T1"/></text:p>
        </text:list-item>
        <text:list-item>
          <text:p text:style-name="P35"><text:span text:style-name="T10">Gestion des permissions et sécurisation des requêtes API<text:line-break/></text:span><text:span text:style-name="T1"><text:line-break/></text:span><text:span text:style-name="Strong_20_Emphasis"><text:span text:style-name="T8">Pourquoi bien gérer les permissions ?</text:span></text:span><text:span text:style-name="T1"><text:line-break/></text:span><text:span text:style-name="T9">&gt; </text:span><text:span text:style-name="Strong_20_Emphasis"><text:span text:style-name="T9">Limiter l'accès aux données sensibles </text:span></text:span><text:span text:style-name="T9">: Un utilisateur </text:span><text:span text:style-name="Strong_20_Emphasis"><text:span text:style-name="T9">ne doit pas pouvoir accéder aux menus d'un autre restaurateur</text:span></text:span><text:span text:style-name="T9">.<text:line-break/>&gt; </text:span><text:span text:style-name="Strong_20_Emphasis"><text:span text:style-name="T9">Éviter les modifications non autorisées </text:span></text:span><text:span text:style-name="T9">: </text:span><text:span text:style-name="Strong_20_Emphasis"><text:span text:style-name="T9">Seuls les administrateurs</text:span></text:span><text:span text:style-name="T9"> doivent pouvoir modifier certaines configurations globales.<text:line-break/>&gt; </text:span><text:span text:style-name="Strong_20_Emphasis"><text:span text:style-name="T9">Prévenir certaines situations :</text:span></text:span><text:span text:style-name="T9"> Un restaurateur </text:span><text:span text:style-name="Strong_20_Emphasis"><text:span text:style-name="T9">ne doit pas pouvoir s’attribuer des droits d'administrateur</text:span></text:span><text:span text:style-name="T9">. <text:line-break/><text:line-break/></text:span><text:span text:style-name="Strong_20_Emphasis"><text:span text:style-name="T8">Comment sécuriser les requêtes API ?</text:span></text:span><text:span text:style-name="Strong_20_Emphasis"><text:span text:style-name="T9"><text:line-break/>&gt; Utiliser des middlewares d’authentification dans Express.js :</text:span></text:span></text:p>
          <text:p text:style-name="P35"><text:span text:style-name="Strong_20_Emphasis"><text:span text:style-name="T9">&gt; Vérifier si le token JWT est valide avant d’accéder aux données. </text:span></text:span></text:p>
        </text:list-item>
      </text:list>
      <text:p text:style-name="P37"><text:span text:style-name="Strong_20_Emphasis"><text:span text:style-name="T9"/></text:span></text:p>
      <text:list xml:id="list33758046" text:continue-numbering="true" text:style-name="WWNum5">
        <text:list-header>
          <text:p text:style-name="P35"/>
        </text:list-header>
        <text:list-item>
          <text:p text:style-name="P35"><text:span text:style-name="T10">Protéger les données utilisateur (hashage des mots de passe, CORS)<text:line-break/></text:span><text:span text:style-name="T1"><text:line-break/></text:span><text:span text:style-name="T9">&gt; </text:span><text:span text:style-name="Strong_20_Emphasis"><text:span text:style-name="T9">Hashage et stockage sécurisé des mots de passe</text:span></text:span><text:span text:style-name="T9"><text:line-break/>&gt; </text:span><text:span text:style-name="Strong_20_Emphasis"><text:span text:style-name="T9">Ne pas stocker un mot de passe en clair </text:span></text:span><text:span text:style-name="T9">: toujours utiliser bcrypt. <text:line-break/>&gt; </text:span><text:span text:style-name="Strong_20_Emphasis"><text:span text:style-name="T9">Interdire les mots de passe trop faibles </text:span></text:span><text:span text:style-name="T9">: analyse de la robustesse des mots de passe.</text:span></text:p>
          <text:p text:style-name="P35"><text:span text:style-name="T9">&gt;Configurer CORS (</text:span><text:span text:style-name="Source_20_Text"><text:span text:style-name="T9">Access-Control-Allow-Origin)</text:span></text:span></text:p>
          <text:p text:style-name="P28"/>
        </text:list-item>
        <text:list-item>
          <text:p text:style-name="P35"><text:span text:style-name="T10">Droits d'accès restreints selon le rôle utilisateur (admin, restaurateur)<text:line-break/></text:span><text:span text:style-name="T1"><text:line-break/></text:span><text:span text:style-name="Strong_20_Emphasis"><text:span text:style-name="T8">Pourquoi restreindre les droits d’accès ?</text:span></text:span><text:span text:style-name="T9"><text:line-break/>&gt; </text:span><text:span text:style-name="Strong_20_Emphasis"><text:span text:style-name="T9">Éviter qu’un restaurateur ne modifie les menus d’un autre utilisateur</text:span></text:span><text:span text:style-name="T9">.<text:line-break/>&gt; </text:span><text:span text:style-name="Strong_20_Emphasis"><text:span text:style-name="T9">Empêcher l’accès aux configurations sensibles</text:span></text:span><text:span text:style-name="T9"> (seuls les administrateurs peuvent gérer les paiements, les comptes).<text:line-break/>&gt; </text:span><text:span text:style-name="Strong_20_Emphasis"><text:span text:style-name="T9">Limiter les actions critiques</text:span></text:span><text:span text:style-name="T9"> (seul un administrateur peut </text:span><text:span text:style-name="Strong_20_Emphasis"><text:span text:style-name="T9">supprimer un compte</text:span></text:span><text:span text:style-name="T9">). <text:line-break/><text:line-break/></text:span><text:span text:style-name="T8">Implémentation technique des rôles utilisateur :</text:span><text:span text:style-name="T9"> <text:line-break/>&gt; </text:span><text:span text:style-name="Strong_20_Emphasis"><text:span text:style-name="T9">Stocker les rôles en base de données</text:span></text:span><text:span text:style-name="T9"> (MongoDB). <text:line-break/>&gt; </text:span><text:span text:style-name="Strong_20_Emphasis"><text:span text:style-name="T9">Ajouter une vérification des permissions dans les routes API.<text:line-break/>&gt; Créer un middleware pour vérifier si l’utilisateur est propriétaire de son menu.<text:line-break/>&gt; Limiter les accès côté front-end : Masquer les boutons ou fonctionnalités non accessibles selon le rôle de l’utilisateur. </text:span></text:span><text:span text:style-name="T9"><text:s text:c="2"/></text:span></text:p>
        </text:list-item>
      </text:list>
      <text:p text:style-name="P6"><text:soft-page-break/><text:line-break/></text:p>
      <text:list xml:id="list33758237" text:continue-list="list33752228" text:style-name="WWNum3">
        <text:list-item>
          <text:p text:style-name="P41"><text:bookmark text:name="_vbbknpfyus5o"/><text:span text:style-name="T17">Maintenance du site et futures mises à jour</text:span><text:span text:style-name="T18"><text:line-break/></text:span></text:p>
        </text:list-item>
      </text:list>
      <text:list xml:id="list7225591381765001501" text:style-name="WWNum2">
        <text:list-item>
          <text:p text:style-name="P36"><text:span text:style-name="T10">Mises à jour régulières du front-end (React) et du back-end (Express)<text:line-break/></text:span><text:span text:style-name="T1"><text:line-break/></text:span><text:span text:style-name="Strong_20_Emphasis"><text:span text:style-name="T8">Pourquoi des mises à jour régulières ?</text:span></text:span><text:span text:style-name="T9"><text:line-break/>&gt; </text:span><text:span text:style-name="Strong_20_Emphasis"><text:span text:style-name="T9">Sécurité :</text:span></text:span><text:span text:style-name="T9"> Correction des vulnérabilités (obsolescence).<text:line-break/>&gt; </text:span><text:span text:style-name="Strong_20_Emphasis"><text:span text:style-name="T9">Performance :</text:span></text:span><text:span text:style-name="T9"> Optimisation du chargement et du rendu des composants React.<text:line-break/>&gt; </text:span><text:span text:style-name="Strong_20_Emphasis"><text:span text:style-name="T9">Compatibilité :</text:span></text:span><text:span text:style-name="T9"> Adapter le site aux nouvelles versions des navigateurs et des API. <text:line-break/><text:line-break/></text:span><text:span text:style-name="Strong_20_Emphasis"><text:span text:style-name="T8">Stratégie de mise à jour technique</text:span></text:span><text:span text:style-name="T9"><text:line-break/>a) </text:span><text:span text:style-name="Strong_20_Emphasis"><text:span text:style-name="T9">Front-End (React.js, Tailwind CSS)</text:span></text:span><text:span text:style-name="T9"><text:line-break/>&gt; </text:span><text:span text:style-name="Strong_20_Emphasis"><text:span text:style-name="T9">Mise à jour des dépendances</text:span></text:span><text:span text:style-name="T9"> via </text:span><text:span text:style-name="Strong_20_Emphasis"><text:span text:style-name="T9">npm ou yarn</text:span></text:span><text:span text:style-name="T9">.<text:line-break/>&gt; </text:span><text:span text:style-name="Strong_20_Emphasis"><text:span text:style-name="T9">O</text:span></text:span><text:span text:style-name="T9">ptimiser régulièrement les composants React.<text:line-break/>&gt; </text:span><text:span text:style-name="Strong_20_Emphasis"><text:span text:style-name="T9">Tests </text:span></text:span><text:span text:style-name="T9">pour garantir la stabilité.</text:span></text:p>
          <text:p text:style-name="P36"><text:span text:style-name="Strong_20_Emphasis"><text:span text:style-name="T9">b) Back-End (Express.js, MongoDB)</text:span></text:span><text:span text:style-name="T9"><text:line-break/>&gt; </text:span><text:span text:style-name="Strong_20_Emphasis"><text:span text:style-name="T9">Surveillance des mises à jour des packages Node.js</text:span></text:span><text:span text:style-name="T9"> (Express, JWT, bcrypt…).<text:line-break/>&gt; </text:span><text:span text:style-name="Strong_20_Emphasis"><text:span text:style-name="T9">Migration des bases de données MongoDB</text:span></text:span><text:span text:style-name="T9"> si besoin.<text:line-break/>&gt; </text:span><text:span text:style-name="Strong_20_Emphasis"><text:span text:style-name="T9">Optimisation des requêtes API et cache</text:span></text:span><text:span text:style-name="T9"> pour réduire la charge serveur.</text:span></text:p>
          <text:p text:style-name="P36"><text:span text:style-name="Strong_20_Emphasis"><text:span text:style-name="T9">c) Cycle de mise à jour recommandé :</text:span></text:span></text:p>
          <text:p text:style-name="P36"><text:span text:style-name="Strong_20_Emphasis"><text:span text:style-name="T9">&gt; Vérification des mises à jour mineures : Chaque mois.</text:span></text:span><text:span text:style-name="T9"> </text:span></text:p>
          <text:p text:style-name="P36"><text:span text:style-name="Strong_20_Emphasis"><text:span text:style-name="T9">&gt; Mise à jour des versions majeures : Tous les 6 mois après tests.</text:span></text:span><text:span text:style-name="T9"> </text:span></text:p>
          <text:p text:style-name="P36"><text:span text:style-name="Strong_20_Emphasis"><text:span text:style-name="T9">&gt; Tests et validation avant chaque déploiement en production.</text:span></text:span></text:p>
          <text:p text:style-name="P36"><text:span text:style-name="T9"/></text:p>
        </text:list-item>
      </text:list>
      <text:p text:style-name="P34"><text:span text:style-name="T9"/></text:p>
      <text:list xml:id="list33772500" text:continue-numbering="true" text:style-name="WWNum2">
        <text:list-item>
          <text:p text:style-name="P36"><text:span text:style-name="T16">Gestion des incidents et des bugs (Github)<text:line-break/></text:span><text:span text:style-name="T14"><text:line-break/></text:span><text:span text:style-name="Strong_20_Emphasis"><text:span text:style-name="T15">Pourquoi centraliser la gestion des bugs sur GitHub ?</text:span></text:span><text:span text:style-name="T14"><text:line-break/>&gt; </text:span><text:span text:style-name="Strong_20_Emphasis"><text:span text:style-name="T14">Suivi efficace des incidents</text:span></text:span><text:span text:style-name="T14"> avec un système de </text:span><text:span text:style-name="Strong_20_Emphasis"><text:span text:style-name="T14">tickets</text:span></text:span><text:span text:style-name="T14">.<text:line-break/>&gt; </text:span><text:span text:style-name="Strong_20_Emphasis"><text:span text:style-name="T14">Collaboration entre les développeurs</text:span></text:span><text:span text:style-name="T14"> pour résoudre les problèmes.<text:line-break/>&gt; </text:span><text:span text:style-name="Strong_20_Emphasis"><text:span text:style-name="T14">Historique des corrections et améliorations</text:span></text:span><text:span text:style-name="T14"> dans les commits.</text:span></text:p>
          <text:p text:style-name="P36"><text:soft-page-break/><text:span text:style-name="T14"/></text:p>
          <text:p text:style-name="P36"><text:span text:style-name="Strong_20_Emphasis"><text:span text:style-name="T15">Processus de gestion des bugs : </text:span></text:span><text:span text:style-name="Strong_20_Emphasis"><text:span text:style-name="T14"><text:line-break/>1 Un bug est détecté par un utilisateur ou un développeur, <text:line-break/>2 Un ticket est créé dans « Github Issues » avec description du bug, capture d'écran (si possible), priorisation. <text:line-break/>3 Un développeur est assigné pour corriger le problème. <text:line-break/>4 Le bu est corrigé dans une nouvelle branche. <text:line-break/>5 Tests et vérifications avant la fusion en production. </text:span></text:span></text:p>
          <text:p text:style-name="P36"><text:span text:style-name="Strong_20_Emphasis"><text:span text:style-name="T14">6 Déploiement et mise à jour sur le serveur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tserrat1" svg:font-family="Montserrat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2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2" style:font-size-asian="15pt" style:font-weight-asian="bold" style:font-name-complex="Montserrat2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9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7T13:50:04.90</dc:date>
    <dc:creator>Alexis Madapathage</dc:creator>
    <meta:editing-duration>P1DT3H7M5S</meta:editing-duration>
    <meta:editing-cycles>10</meta:editing-cycles>
    <meta:printed-by>Alexis Madapathage</meta:printed-by>
    <meta:print-date>2025-03-17T13:39:35.76</meta:print-date>
    <meta:document-statistic meta:table-count="2" meta:image-count="1" meta:object-count="0" meta:page-count="10" meta:paragraph-count="102" meta:word-count="1936" meta:character-count="12336"/>
  </office:meta>
</office:document-meta>
</file>